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fo:font-weight="bold" officeooo:rsid="0018bebc" officeooo:paragraph-rsid="0018bebc" style:font-weight-asian="bold" style:font-weight-complex="bold"/>
    </style:style>
    <style:style style:name="P2" style:family="paragraph" style:parent-style-name="Text_20_body">
      <style:text-properties style:font-name="DejaVu Sans" fo:font-weight="bold" officeooo:rsid="0018bebc" officeooo:paragraph-rsid="002bf766" style:font-weight-asian="bold" style:font-weight-complex="bold"/>
    </style:style>
    <style:style style:name="P3" style:family="paragraph" style:parent-style-name="Text_20_body">
      <style:text-properties style:font-name="DejaVu Sans" fo:font-weight="bold" officeooo:rsid="0019f6bb" officeooo:paragraph-rsid="0019f6bb" style:font-weight-asian="bold" style:font-weight-complex="bold"/>
    </style:style>
    <style:style style:name="P4" style:family="paragraph" style:parent-style-name="Text_20_body">
      <style:text-properties style:font-name="DejaVu Sans" fo:font-size="12pt" fo:font-weight="normal" officeooo:rsid="0021eedd" officeooo:paragraph-rsid="0021eedd" style:font-name-asian="Noto Sans CJK SC" style:font-size-asian="12pt" style:font-weight-asian="normal" style:font-name-complex="Lohit Devanagari" style:font-size-complex="12pt" style:font-weight-complex="normal"/>
    </style:style>
    <style:style style:name="P5" style:family="paragraph" style:parent-style-name="Text_20_body">
      <style:text-properties style:font-name="DejaVu Sans" fo:font-size="12pt" fo:font-weight="normal" officeooo:rsid="0022af0a" officeooo:paragraph-rsid="0022af0a" style:font-name-asian="Noto Sans CJK SC" style:font-size-asian="12pt" style:font-weight-asian="normal" style:font-name-complex="Lohit Devanagari" style:font-size-complex="12pt" style:font-weight-complex="normal"/>
    </style:style>
    <style:style style:name="P6" style:family="paragraph" style:parent-style-name="Text_20_body">
      <style:text-properties fo:font-weight="bold" officeooo:rsid="001c930e" officeooo:paragraph-rsid="001c930e" style:font-weight-asian="bold" style:font-weight-complex="bold"/>
    </style:style>
    <style:style style:name="P7" style:family="paragraph" style:parent-style-name="Text_20_body">
      <style:text-properties officeooo:paragraph-rsid="0019f6bb"/>
    </style:style>
    <style:style style:name="P8" style:family="paragraph" style:parent-style-name="Text_20_body">
      <style:text-properties officeooo:paragraph-rsid="0022af0a"/>
    </style:style>
    <style:style style:name="P9" style:family="paragraph" style:parent-style-name="Title">
      <style:text-properties style:font-name="DejaVu Sans"/>
    </style:style>
    <style:style style:name="P10" style:family="paragraph" style:parent-style-name="Heading_20_2">
      <style:text-properties style:font-name="DejaVu Sans"/>
    </style:style>
    <style:style style:name="P11" style:family="paragraph" style:parent-style-name="Heading_20_2">
      <style:text-properties style:font-name="DejaVu Sans" fo:font-size="16.1000003814697pt" fo:font-weight="bold" officeooo:rsid="002de883" officeooo:paragraph-rsid="002de883" style:font-name-asian="Noto Sans CJK SC" style:font-size-asian="16.1000003814697pt" style:font-weight-asian="bold" style:font-name-complex="Lohit Devanagari" style:font-size-complex="16.1000003814697pt" style:font-weight-complex="bold"/>
    </style:style>
    <style:style style:name="P12" style:family="paragraph" style:parent-style-name="Heading_20_2">
      <style:text-properties fo:font-weight="bold" officeooo:paragraph-rsid="0020be62" style:font-weight-asian="bold" style:font-weight-complex="bold"/>
    </style:style>
    <style:style style:name="P13" style:family="paragraph" style:parent-style-name="Heading_20_2">
      <style:text-properties officeooo:paragraph-rsid="006f49ff"/>
    </style:style>
    <style:style style:name="P14" style:family="paragraph" style:parent-style-name="Heading_20_2" style:list-style-name="L1">
      <style:text-properties officeooo:paragraph-rsid="006ff4d4"/>
    </style:style>
    <style:style style:name="P15" style:family="paragraph" style:parent-style-name="Heading_20_2">
      <style:text-properties officeooo:paragraph-rsid="00787391"/>
    </style:style>
    <style:style style:name="P16" style:family="paragraph" style:parent-style-name="Text_20_body">
      <style:text-properties style:font-name="DejaVu Sans" fo:font-weight="normal" officeooo:rsid="0019f6bb" officeooo:paragraph-rsid="0018bebc" style:font-weight-asian="normal" style:font-weight-complex="normal"/>
    </style:style>
    <style:style style:name="P17" style:family="paragraph" style:parent-style-name="Text_20_body">
      <style:text-properties style:font-name="DejaVu Sans" fo:font-weight="normal" officeooo:rsid="001c0f54" officeooo:paragraph-rsid="001c0f54" style:font-weight-asian="normal" style:font-weight-complex="normal"/>
    </style:style>
    <style:style style:name="P18" style:family="paragraph" style:parent-style-name="Text_20_body">
      <style:text-properties style:font-name="DejaVu Sans" fo:font-weight="normal" officeooo:rsid="00265bac" officeooo:paragraph-rsid="001cd750" style:font-weight-asian="normal" style:font-weight-complex="normal"/>
    </style:style>
    <style:style style:name="P19" style:family="paragraph" style:parent-style-name="Text_20_body">
      <style:text-properties style:font-name="DejaVu Sans" fo:font-size="12pt" fo:font-weight="normal" officeooo:rsid="001c930e" officeooo:paragraph-rsid="0021eedd" style:font-name-asian="Noto Sans CJK SC" style:font-size-asian="12pt" style:font-weight-asian="normal" style:font-name-complex="Lohit Devanagari" style:font-size-complex="12pt" style:font-weight-complex="normal"/>
    </style:style>
    <style:style style:name="P20" style:family="paragraph" style:parent-style-name="Text_20_body">
      <style:text-properties style:font-name="DejaVu Sans" fo:font-size="12pt" fo:font-weight="normal" officeooo:rsid="001c930e" officeooo:paragraph-rsid="002de883" style:font-name-asian="Noto Sans CJK SC" style:font-size-asian="12pt" style:font-weight-asian="normal" style:font-name-complex="Lohit Devanagari" style:font-size-complex="12pt" style:font-weight-complex="normal"/>
    </style:style>
    <style:style style:name="P21" style:family="paragraph" style:parent-style-name="Text_20_body">
      <style:text-properties style:font-name="DejaVu Sans" fo:font-size="12pt" fo:font-weight="normal" officeooo:rsid="0022af0a" officeooo:paragraph-rsid="0022af0a" style:font-name-asian="Noto Sans CJK SC" style:font-size-asian="12pt" style:font-weight-asian="normal" style:font-name-complex="Lohit Devanagari" style:font-size-complex="12pt" style:font-weight-complex="normal"/>
    </style:style>
    <style:style style:name="P22" style:family="paragraph" style:parent-style-name="Text_20_body">
      <style:text-properties style:font-name="DejaVu Sans" fo:font-size="12pt" fo:font-weight="normal" officeooo:rsid="0050a753" officeooo:paragraph-rsid="0050a753" style:font-name-asian="Noto Sans CJK SC" style:font-size-asian="12pt" style:font-weight-asian="normal" style:font-name-complex="Lohit Devanagari" style:font-size-complex="12pt" style:font-weight-complex="normal"/>
    </style:style>
    <style:style style:name="P23" style:family="paragraph" style:parent-style-name="Text_20_body">
      <style:text-properties style:font-name="DejaVu Sans" fo:font-size="12pt" fo:font-weight="normal" officeooo:rsid="00579180" officeooo:paragraph-rsid="00579180" style:font-name-asian="Noto Sans CJK SC" style:font-size-asian="12pt" style:font-weight-asian="normal" style:font-name-complex="Lohit Devanagari" style:font-size-complex="12pt" style:font-weight-complex="normal"/>
    </style:style>
    <style:style style:name="P24" style:family="paragraph" style:parent-style-name="Text_20_body">
      <style:text-properties style:font-name="DejaVu Sans" style:text-underline-style="solid" style:text-underline-width="auto" style:text-underline-color="font-color" fo:font-weight="normal" officeooo:rsid="0035e8c2" officeooo:paragraph-rsid="0035e8c2" style:font-weight-asian="normal" style:font-weight-complex="normal"/>
    </style:style>
    <style:style style:name="P25" style:family="paragraph" style:parent-style-name="Text_20_body">
      <style:text-properties officeooo:paragraph-rsid="001c930e"/>
    </style:style>
    <style:style style:name="P26" style:family="paragraph" style:parent-style-name="Text_20_body">
      <style:text-properties officeooo:paragraph-rsid="002fa263"/>
    </style:style>
    <style:style style:name="P27" style:family="paragraph" style:parent-style-name="Text_20_body">
      <style:text-properties officeooo:paragraph-rsid="003be5a0"/>
    </style:style>
    <style:style style:name="P28" style:family="paragraph" style:parent-style-name="Text_20_body">
      <style:text-properties officeooo:paragraph-rsid="003ecbfb"/>
    </style:style>
    <style:style style:name="P29" style:family="paragraph" style:parent-style-name="Text_20_body">
      <style:text-properties officeooo:paragraph-rsid="004325f3"/>
    </style:style>
    <style:style style:name="P30" style:family="paragraph" style:parent-style-name="Text_20_body">
      <style:text-properties officeooo:paragraph-rsid="0043b90d"/>
    </style:style>
    <style:style style:name="P31" style:family="paragraph" style:parent-style-name="Text_20_body">
      <style:text-properties officeooo:paragraph-rsid="0045cab0"/>
    </style:style>
    <style:style style:name="P32" style:family="paragraph" style:parent-style-name="Text_20_body">
      <style:text-properties officeooo:paragraph-rsid="00467a39"/>
    </style:style>
    <style:style style:name="P33" style:family="paragraph" style:parent-style-name="Text_20_body">
      <style:text-properties officeooo:rsid="00495f55" officeooo:paragraph-rsid="00495f55"/>
    </style:style>
    <style:style style:name="P34" style:family="paragraph" style:parent-style-name="Text_20_body">
      <style:text-properties officeooo:paragraph-rsid="004bb2fc"/>
    </style:style>
    <style:style style:name="P35" style:family="paragraph" style:parent-style-name="Text_20_body">
      <style:text-properties officeooo:paragraph-rsid="0051d1b7"/>
    </style:style>
    <style:style style:name="P36" style:family="paragraph" style:parent-style-name="Text_20_body">
      <style:text-properties officeooo:rsid="00520c5a" officeooo:paragraph-rsid="00520c5a"/>
    </style:style>
    <style:style style:name="P37" style:family="paragraph" style:parent-style-name="Text_20_body">
      <style:text-properties officeooo:paragraph-rsid="00520c5a"/>
    </style:style>
    <style:style style:name="P38" style:family="paragraph" style:parent-style-name="Text_20_body">
      <style:text-properties officeooo:rsid="00553eda" officeooo:paragraph-rsid="00553eda"/>
    </style:style>
    <style:style style:name="P39" style:family="paragraph" style:parent-style-name="Text_20_body">
      <style:text-properties officeooo:paragraph-rsid="00579180"/>
    </style:style>
    <style:style style:name="P40" style:family="paragraph" style:parent-style-name="Text_20_body">
      <style:text-properties officeooo:paragraph-rsid="00596865"/>
    </style:style>
    <style:style style:name="P41" style:family="paragraph" style:parent-style-name="Text_20_body">
      <style:text-properties officeooo:rsid="005ac91c" officeooo:paragraph-rsid="005c1405"/>
    </style:style>
    <style:style style:name="P42" style:family="paragraph" style:parent-style-name="Text_20_body">
      <style:text-properties officeooo:rsid="005de280" officeooo:paragraph-rsid="005de280"/>
    </style:style>
    <style:style style:name="P43" style:family="paragraph" style:parent-style-name="Text_20_body">
      <style:text-properties officeooo:rsid="005fe25b" officeooo:paragraph-rsid="005fe25b"/>
    </style:style>
    <style:style style:name="P44" style:family="paragraph" style:parent-style-name="Text_20_body">
      <style:text-properties officeooo:rsid="0061bae3" officeooo:paragraph-rsid="0061bae3"/>
    </style:style>
    <style:style style:name="P45" style:family="paragraph" style:parent-style-name="Text_20_body">
      <style:text-properties officeooo:rsid="00635428" officeooo:paragraph-rsid="00635428"/>
    </style:style>
    <style:style style:name="P46" style:family="paragraph" style:parent-style-name="Text_20_body">
      <style:text-properties officeooo:rsid="00640cba" officeooo:paragraph-rsid="00640cba"/>
    </style:style>
    <style:style style:name="P47" style:family="paragraph" style:parent-style-name="Text_20_body">
      <style:text-properties officeooo:rsid="006db43b" officeooo:paragraph-rsid="006db43b"/>
    </style:style>
    <style:style style:name="P48" style:family="paragraph" style:parent-style-name="Text_20_body">
      <style:text-properties officeooo:rsid="0028a76d" officeooo:paragraph-rsid="006f49ff"/>
    </style:style>
    <style:style style:name="T1" style:family="text">
      <style:text-properties fo:font-weight="normal" style:font-weight-asian="normal" style:font-weight-complex="normal"/>
    </style:style>
    <style:style style:name="T2" style:family="text">
      <style:text-properties fo:font-weight="normal" officeooo:rsid="0019f6bb" style:font-weight-asian="normal" style:font-weight-complex="normal"/>
    </style:style>
    <style:style style:name="T3" style:family="text">
      <style:text-properties fo:font-weight="normal" officeooo:rsid="001e5aab" style:font-weight-asian="normal" style:font-weight-complex="normal"/>
    </style:style>
    <style:style style:name="T4" style:family="text">
      <style:text-properties fo:font-weight="normal" officeooo:rsid="002bf766" style:font-weight-asian="normal" style:font-weight-complex="normal"/>
    </style:style>
    <style:style style:name="T5" style:family="text">
      <style:text-properties fo:font-weight="normal" officeooo:rsid="006732bd" style:font-weight-asian="normal" style:font-weight-complex="normal"/>
    </style:style>
    <style:style style:name="T6" style:family="text">
      <style:text-properties style:font-name="DejaVu Sans"/>
    </style:style>
    <style:style style:name="T7" style:family="text">
      <style:text-properties style:font-name="DejaVu Sans" fo:font-weight="bold" officeooo:rsid="0019f6bb" style:font-weight-asian="bold" style:font-weight-complex="bold"/>
    </style:style>
    <style:style style:name="T8" style:family="text">
      <style:text-properties style:font-name="DejaVu Sans" fo:font-weight="bold" officeooo:rsid="00265bac" style:font-weight-asian="bold" style:font-weight-complex="bold"/>
    </style:style>
    <style:style style:name="T9" style:family="text">
      <style:text-properties style:font-name="DejaVu Sans" fo:font-weight="bold" officeooo:rsid="002fa263" style:font-weight-asian="bold" style:font-weight-complex="bold"/>
    </style:style>
    <style:style style:name="T10" style:family="text">
      <style:text-properties style:font-name="DejaVu Sans" fo:font-weight="bold" officeooo:rsid="001c930e" style:font-weight-asian="bold" style:font-weight-complex="bold"/>
    </style:style>
    <style:style style:name="T11" style:family="text">
      <style:text-properties style:font-name="DejaVu Sans" fo:font-weight="bold" officeooo:rsid="001cd750" style:font-weight-asian="bold" style:font-weight-complex="bold"/>
    </style:style>
    <style:style style:name="T12" style:family="text">
      <style:text-properties style:font-name="DejaVu Sans" fo:font-weight="bold" officeooo:rsid="0038c336" style:font-weight-asian="bold" style:font-weight-complex="bold"/>
    </style:style>
    <style:style style:name="T13" style:family="text">
      <style:text-properties style:font-name="DejaVu Sans" fo:font-weight="bold" officeooo:rsid="003a97a9" style:font-weight-asian="bold" style:font-weight-complex="bold"/>
    </style:style>
    <style:style style:name="T14" style:family="text">
      <style:text-properties style:font-name="DejaVu Sans" fo:font-weight="bold" officeooo:rsid="003d1240" style:font-weight-asian="bold" style:font-weight-complex="bold"/>
    </style:style>
    <style:style style:name="T15" style:family="text">
      <style:text-properties style:font-name="DejaVu Sans" fo:font-weight="bold" officeooo:rsid="0045cab0" style:font-weight-asian="bold" style:font-weight-complex="bold"/>
    </style:style>
    <style:style style:name="T16" style:family="text">
      <style:text-properties style:font-name="DejaVu Sans" fo:font-weight="normal" style:font-weight-asian="normal" style:font-weight-complex="normal"/>
    </style:style>
    <style:style style:name="T17" style:family="text">
      <style:text-properties style:font-name="DejaVu Sans" fo:font-weight="normal" officeooo:rsid="0019f6bb" style:font-weight-asian="normal" style:font-weight-complex="normal"/>
    </style:style>
    <style:style style:name="T18" style:family="text">
      <style:text-properties style:font-name="DejaVu Sans" fo:font-weight="normal" officeooo:rsid="001c0f54" style:font-weight-asian="normal" style:font-weight-complex="normal"/>
    </style:style>
    <style:style style:name="T19" style:family="text">
      <style:text-properties style:font-name="DejaVu Sans" fo:font-weight="normal" officeooo:rsid="001c930e" style:font-weight-asian="normal" style:font-weight-complex="normal"/>
    </style:style>
    <style:style style:name="T20" style:family="text">
      <style:text-properties style:font-name="DejaVu Sans" fo:font-weight="normal" officeooo:rsid="001cd52f" style:font-weight-asian="normal" style:font-weight-complex="normal"/>
    </style:style>
    <style:style style:name="T21" style:family="text">
      <style:text-properties style:font-name="DejaVu Sans" fo:font-weight="normal" officeooo:rsid="00265bac" style:font-weight-asian="normal" style:font-weight-complex="normal"/>
    </style:style>
    <style:style style:name="T22" style:family="text">
      <style:text-properties style:font-name="DejaVu Sans" fo:font-weight="normal" officeooo:rsid="00318139" style:font-weight-asian="normal" style:font-weight-complex="normal"/>
    </style:style>
    <style:style style:name="T23" style:family="text">
      <style:text-properties style:font-name="DejaVu Sans" fo:font-weight="normal" officeooo:rsid="0031cb5e" style:font-weight-asian="normal" style:font-weight-complex="normal"/>
    </style:style>
    <style:style style:name="T24" style:family="text">
      <style:text-properties style:font-name="DejaVu Sans" fo:font-weight="normal" officeooo:rsid="0031d81b" style:font-weight-asian="normal" style:font-weight-complex="normal"/>
    </style:style>
    <style:style style:name="T25" style:family="text">
      <style:text-properties style:font-name="DejaVu Sans" fo:font-weight="normal" officeooo:rsid="00322e69" style:font-weight-asian="normal" style:font-weight-complex="normal"/>
    </style:style>
    <style:style style:name="T26" style:family="text">
      <style:text-properties style:font-name="DejaVu Sans" fo:font-weight="normal" officeooo:rsid="0033f6fb" style:font-weight-asian="normal" style:font-weight-complex="normal"/>
    </style:style>
    <style:style style:name="T27" style:family="text">
      <style:text-properties style:font-name="DejaVu Sans" fo:font-weight="normal" officeooo:rsid="00354d2b" style:font-weight-asian="normal" style:font-weight-complex="normal"/>
    </style:style>
    <style:style style:name="T28" style:family="text">
      <style:text-properties style:font-name="DejaVu Sans" fo:font-weight="normal" officeooo:rsid="001cd750" style:font-weight-asian="normal" style:font-weight-complex="normal"/>
    </style:style>
    <style:style style:name="T29" style:family="text">
      <style:text-properties style:font-name="DejaVu Sans" fo:font-weight="normal" officeooo:rsid="003f7f46" style:font-weight-asian="normal" style:font-weight-complex="normal"/>
    </style:style>
    <style:style style:name="T30" style:family="text">
      <style:text-properties style:font-name="DejaVu Sans" fo:font-weight="normal" officeooo:rsid="00417332" style:font-weight-asian="normal" style:font-weight-complex="normal"/>
    </style:style>
    <style:style style:name="T31" style:family="text">
      <style:text-properties style:font-name="DejaVu Sans" fo:font-weight="normal" officeooo:rsid="0042a330" style:font-weight-asian="normal" style:font-weight-complex="normal"/>
    </style:style>
    <style:style style:name="T32" style:family="text">
      <style:text-properties style:font-name="DejaVu Sans" fo:font-weight="normal" officeooo:rsid="004325f3" style:font-weight-asian="normal" style:font-weight-complex="normal"/>
    </style:style>
    <style:style style:name="T33" style:family="text">
      <style:text-properties style:font-name="DejaVu Sans" fo:font-weight="normal" officeooo:rsid="0043a26d" style:font-weight-asian="normal" style:font-weight-complex="normal"/>
    </style:style>
    <style:style style:name="T34" style:family="text">
      <style:text-properties style:font-name="DejaVu Sans" fo:font-weight="normal" officeooo:rsid="0043b90d" style:font-weight-asian="normal" style:font-weight-complex="normal"/>
    </style:style>
    <style:style style:name="T35" style:family="text">
      <style:text-properties style:font-name="DejaVu Sans" fo:font-weight="normal" officeooo:rsid="0043f418" style:font-weight-asian="normal" style:font-weight-complex="normal"/>
    </style:style>
    <style:style style:name="T36" style:family="text">
      <style:text-properties style:font-name="DejaVu Sans" fo:font-weight="normal" officeooo:rsid="00467a39" style:font-weight-asian="normal" style:font-weight-complex="normal"/>
    </style:style>
    <style:style style:name="T37" style:family="text">
      <style:text-properties style:font-name="DejaVu Sans" fo:font-weight="normal" officeooo:rsid="0047d50c" style:font-weight-asian="normal" style:font-weight-complex="normal"/>
    </style:style>
    <style:style style:name="T38" style:family="text">
      <style:text-properties style:font-name="DejaVu Sans" fo:font-weight="normal" officeooo:rsid="00483316" style:font-weight-asian="normal" style:font-weight-complex="normal"/>
    </style:style>
    <style:style style:name="T39" style:family="text">
      <style:text-properties style:font-name="DejaVu Sans" fo:font-weight="normal" officeooo:rsid="004894d9" style:font-weight-asian="normal" style:font-weight-complex="normal"/>
    </style:style>
    <style:style style:name="T40" style:family="text">
      <style:text-properties style:font-name="DejaVu Sans" fo:font-weight="normal" officeooo:rsid="00495f55" style:font-weight-asian="normal" style:font-weight-complex="normal"/>
    </style:style>
    <style:style style:name="T41" style:family="text">
      <style:text-properties style:font-name="DejaVu Sans" fo:font-weight="normal" officeooo:rsid="004a1215" style:font-weight-asian="normal" style:font-weight-complex="normal"/>
    </style:style>
    <style:style style:name="T42" style:family="text">
      <style:text-properties style:font-name="DejaVu Sans" fo:font-weight="normal" officeooo:rsid="004bb2fc" style:font-weight-asian="normal" style:font-weight-complex="normal"/>
    </style:style>
    <style:style style:name="T43" style:family="text">
      <style:text-properties style:font-name="DejaVu Sans" fo:font-weight="normal" officeooo:rsid="004da7f8" style:font-weight-asian="normal" style:font-weight-complex="normal"/>
    </style:style>
    <style:style style:name="T44" style:family="text">
      <style:text-properties style:font-name="DejaVu Sans" fo:font-weight="normal" officeooo:rsid="004e5438" style:font-weight-asian="normal" style:font-weight-complex="normal"/>
    </style:style>
    <style:style style:name="T45" style:family="text">
      <style:text-properties style:font-name="DejaVu Sans" fo:font-weight="normal" officeooo:rsid="004f6736" style:font-weight-asian="normal" style:font-weight-complex="normal"/>
    </style:style>
    <style:style style:name="T46" style:family="text">
      <style:text-properties style:font-name="DejaVu Sans" fo:font-weight="normal" officeooo:rsid="00691d91" style:font-weight-asian="normal" style:font-weight-complex="normal"/>
    </style:style>
    <style:style style:name="T47" style:family="text">
      <style:text-properties style:font-name="DejaVu Sans" fo:font-weight="normal" officeooo:rsid="0069d2f6" style:font-weight-asian="normal" style:font-weight-complex="normal"/>
    </style:style>
    <style:style style:name="T48" style:family="text">
      <style:text-properties style:font-name="DejaVu Sans" fo:font-size="16.1000003814697pt" officeooo:rsid="0020be62" style:font-name-asian="Noto Sans CJK SC" style:font-size-asian="16.1000003814697pt" style:font-name-complex="Lohit Devanagari" style:font-size-complex="16.1000003814697pt"/>
    </style:style>
    <style:style style:name="T49" style:family="text">
      <style:text-properties style:font-name="DejaVu Sans" fo:font-size="16.1000003814697pt" fo:font-weight="bold" officeooo:rsid="0020be62" style:font-name-asian="Noto Sans CJK SC" style:font-size-asian="16.1000003814697pt" style:font-weight-asian="bold" style:font-name-complex="Lohit Devanagari" style:font-size-complex="16.1000003814697pt" style:font-weight-complex="bold"/>
    </style:style>
    <style:style style:name="T50" style:family="text">
      <style:text-properties style:font-name="DejaVu Sans" officeooo:rsid="0020be62"/>
    </style:style>
    <style:style style:name="T51" style:family="text">
      <style:text-properties style:font-name="DejaVu Sans" fo:font-size="12pt" fo:font-weight="normal" style:font-name-asian="Noto Sans CJK SC" style:font-size-asian="12pt" style:font-weight-asian="normal" style:font-name-complex="Lohit Devanagari" style:font-size-complex="12pt" style:font-weight-complex="normal"/>
    </style:style>
    <style:style style:name="T52" style:family="text">
      <style:text-properties style:font-name="DejaVu Sans" fo:font-size="12pt" fo:font-weight="normal" officeooo:rsid="0022af0a" style:font-name-asian="Noto Sans CJK SC" style:font-size-asian="12pt" style:font-weight-asian="normal" style:font-name-complex="Lohit Devanagari" style:font-size-complex="12pt" style:font-weight-complex="normal"/>
    </style:style>
    <style:style style:name="T53" style:family="text">
      <style:text-properties style:font-name="DejaVu Sans" fo:font-size="12pt" fo:font-weight="normal" officeooo:rsid="0022ede3" style:font-name-asian="Noto Sans CJK SC" style:font-size-asian="12pt" style:font-weight-asian="normal" style:font-name-complex="Lohit Devanagari" style:font-size-complex="12pt" style:font-weight-complex="normal"/>
    </style:style>
    <style:style style:name="T54" style:family="text">
      <style:text-properties style:font-name="DejaVu Sans" fo:font-size="12pt" fo:font-weight="normal" officeooo:rsid="0024a297" style:font-name-asian="Noto Sans CJK SC" style:font-size-asian="12pt" style:font-weight-asian="normal" style:font-name-complex="Lohit Devanagari" style:font-size-complex="12pt" style:font-weight-complex="normal"/>
    </style:style>
    <style:style style:name="T55" style:family="text">
      <style:text-properties style:font-name="DejaVu Sans" fo:font-size="12pt" fo:font-weight="normal" officeooo:rsid="00262e0a" style:font-name-asian="Noto Sans CJK SC" style:font-size-asian="12pt" style:font-weight-asian="normal" style:font-name-complex="Lohit Devanagari" style:font-size-complex="12pt" style:font-weight-complex="normal"/>
    </style:style>
    <style:style style:name="T56" style:family="text">
      <style:text-properties style:font-name="DejaVu Sans" fo:font-size="12pt" fo:font-weight="normal" officeooo:rsid="002a1cb7" style:font-name-asian="Noto Sans CJK SC" style:font-size-asian="12pt" style:font-weight-asian="normal" style:font-name-complex="Lohit Devanagari" style:font-size-complex="12pt" style:font-weight-complex="normal"/>
    </style:style>
    <style:style style:name="T57" style:family="text">
      <style:text-properties style:font-name="DejaVu Sans" fo:font-size="12pt" fo:font-weight="normal" officeooo:rsid="002e9818" style:font-name-asian="Noto Sans CJK SC" style:font-size-asian="12pt" style:font-weight-asian="normal" style:font-name-complex="Lohit Devanagari" style:font-size-complex="12pt" style:font-weight-complex="normal"/>
    </style:style>
    <style:style style:name="T58" style:family="text">
      <style:text-properties style:font-name="DejaVu Sans" fo:font-size="12pt" fo:font-weight="normal" officeooo:rsid="0051d1b7" style:font-name-asian="Noto Sans CJK SC" style:font-size-asian="12pt" style:font-weight-asian="normal" style:font-name-complex="Lohit Devanagari" style:font-size-complex="12pt" style:font-weight-complex="normal"/>
    </style:style>
    <style:style style:name="T59" style:family="text">
      <style:text-properties style:font-name="DejaVu Sans" fo:font-size="12pt" fo:font-weight="normal" officeooo:rsid="00520c5a" style:font-name-asian="Noto Sans CJK SC" style:font-size-asian="12pt" style:font-weight-asian="normal" style:font-name-complex="Lohit Devanagari" style:font-size-complex="12pt" style:font-weight-complex="normal"/>
    </style:style>
    <style:style style:name="T60" style:family="text">
      <style:text-properties style:font-name="DejaVu Sans" fo:font-size="12pt" fo:font-weight="normal" officeooo:rsid="00521d51" style:font-name-asian="Noto Sans CJK SC" style:font-size-asian="12pt" style:font-weight-asian="normal" style:font-name-complex="Lohit Devanagari" style:font-size-complex="12pt" style:font-weight-complex="normal"/>
    </style:style>
    <style:style style:name="T61" style:family="text">
      <style:text-properties style:font-name="DejaVu Sans" fo:font-size="12pt" fo:font-weight="normal" officeooo:rsid="00536f71" style:font-name-asian="Noto Sans CJK SC" style:font-size-asian="12pt" style:font-weight-asian="normal" style:font-name-complex="Lohit Devanagari" style:font-size-complex="12pt" style:font-weight-complex="normal"/>
    </style:style>
    <style:style style:name="T62" style:family="text">
      <style:text-properties style:font-name="DejaVu Sans" fo:font-size="12pt" fo:font-weight="normal" officeooo:rsid="00551850" style:font-name-asian="Noto Sans CJK SC" style:font-size-asian="12pt" style:font-weight-asian="normal" style:font-name-complex="Lohit Devanagari" style:font-size-complex="12pt" style:font-weight-complex="normal"/>
    </style:style>
    <style:style style:name="T63" style:family="text">
      <style:text-properties style:font-name="DejaVu Sans" fo:font-size="12pt" fo:font-weight="normal" officeooo:rsid="0055c207" style:font-name-asian="Noto Sans CJK SC" style:font-size-asian="12pt" style:font-weight-asian="normal" style:font-name-complex="Lohit Devanagari" style:font-size-complex="12pt" style:font-weight-complex="normal"/>
    </style:style>
    <style:style style:name="T64" style:family="text">
      <style:text-properties style:font-name="DejaVu Sans" fo:font-size="12pt" fo:font-weight="normal" officeooo:rsid="00579180" style:font-name-asian="Noto Sans CJK SC" style:font-size-asian="12pt" style:font-weight-asian="normal" style:font-name-complex="Lohit Devanagari" style:font-size-complex="12pt" style:font-weight-complex="normal"/>
    </style:style>
    <style:style style:name="T65" style:family="text">
      <style:text-properties style:font-name="DejaVu Sans" fo:font-size="12pt" fo:font-weight="normal" officeooo:rsid="0057e32c" style:font-name-asian="Noto Sans CJK SC" style:font-size-asian="12pt" style:font-weight-asian="normal" style:font-name-complex="Lohit Devanagari" style:font-size-complex="12pt" style:font-weight-complex="normal"/>
    </style:style>
    <style:style style:name="T66" style:family="text">
      <style:text-properties style:font-name="DejaVu Sans" fo:font-size="12pt" fo:font-weight="normal" officeooo:rsid="00590254" style:font-name-asian="Noto Sans CJK SC" style:font-size-asian="12pt" style:font-weight-asian="normal" style:font-name-complex="Lohit Devanagari" style:font-size-complex="12pt" style:font-weight-complex="normal"/>
    </style:style>
    <style:style style:name="T67" style:family="text">
      <style:text-properties style:font-name="DejaVu Sans" fo:font-size="12pt" fo:font-weight="normal" officeooo:rsid="00596865" style:font-name-asian="Noto Sans CJK SC" style:font-size-asian="12pt" style:font-weight-asian="normal" style:font-name-complex="Lohit Devanagari" style:font-size-complex="12pt" style:font-weight-complex="normal"/>
    </style:style>
    <style:style style:name="T68" style:family="text">
      <style:text-properties style:font-name="DejaVu Sans" fo:font-size="12pt" fo:font-weight="normal" officeooo:rsid="005c1405" style:font-name-asian="Noto Sans CJK SC" style:font-size-asian="12pt" style:font-weight-asian="normal" style:font-name-complex="Lohit Devanagari" style:font-size-complex="12pt" style:font-weight-complex="normal"/>
    </style:style>
    <style:style style:name="T69" style:family="text">
      <style:text-properties style:font-name="DejaVu Sans" fo:font-size="12pt" fo:font-weight="normal" officeooo:rsid="0065e16d" style:font-name-asian="Noto Sans CJK SC" style:font-size-asian="12pt" style:font-weight-asian="normal" style:font-name-complex="Lohit Devanagari" style:font-size-complex="12pt" style:font-weight-complex="normal"/>
    </style:style>
    <style:style style:name="T70" style:family="text">
      <style:text-properties style:font-name="DejaVu Sans" fo:font-size="12pt" fo:font-weight="normal" officeooo:rsid="006a23b8" style:font-name-asian="Noto Sans CJK SC" style:font-size-asian="12pt" style:font-weight-asian="normal" style:font-name-complex="Lohit Devanagari" style:font-size-complex="12pt" style:font-weight-complex="normal"/>
    </style:style>
    <style:style style:name="T71" style:family="text">
      <style:text-properties style:font-name="DejaVu Sans" fo:font-size="12pt" fo:font-weight="normal" officeooo:rsid="006acec5" style:font-name-asian="Noto Sans CJK SC" style:font-size-asian="12pt" style:font-weight-asian="normal" style:font-name-complex="Lohit Devanagari" style:font-size-complex="12pt" style:font-weight-complex="normal"/>
    </style:style>
    <style:style style:name="T72" style:family="text">
      <style:text-properties style:font-name="DejaVu Sans" fo:font-size="12pt" fo:font-weight="normal" officeooo:rsid="006c692f" style:font-name-asian="Noto Sans CJK SC" style:font-size-asian="12pt" style:font-weight-asian="normal" style:font-name-complex="Lohit Devanagari" style:font-size-complex="12pt" style:font-weight-complex="normal"/>
    </style:style>
    <style:style style:name="T73" style:family="text">
      <style:text-properties style:font-name="DejaVu Sans" fo:font-size="12pt" fo:font-weight="normal" officeooo:rsid="006d5614" style:font-name-asian="Noto Sans CJK SC" style:font-size-asian="12pt" style:font-weight-asian="normal" style:font-name-complex="Lohit Devanagari" style:font-size-complex="12pt" style:font-weight-complex="normal"/>
    </style:style>
    <style:style style:name="T74" style:family="text">
      <style:text-properties style:font-name="DejaVu Sans" fo:font-size="12pt" fo:font-weight="normal" officeooo:rsid="006e3232" style:font-name-asian="Noto Sans CJK SC" style:font-size-asian="12pt" style:font-weight-asian="normal" style:font-name-complex="Lohit Devanagari" style:font-size-complex="12pt" style:font-weight-complex="normal"/>
    </style:style>
    <style:style style:name="T75" style:family="text">
      <style:text-properties style:font-name="DejaVu Sans" fo:font-size="12pt" fo:font-weight="normal" officeooo:rsid="006f49ff" style:font-name-asian="Noto Sans CJK SC" style:font-size-asian="12pt" style:font-weight-asian="normal" style:font-name-complex="Lohit Devanagari" style:font-size-complex="12pt" style:font-weight-complex="normal"/>
    </style:style>
    <style:style style:name="T76" style:family="text">
      <style:text-properties style:font-name="DejaVu Sans" fo:font-size="12pt" fo:font-weight="normal" officeooo:rsid="006ff4d4" style:font-name-asian="Noto Sans CJK SC" style:font-size-asian="12pt" style:font-weight-asian="normal" style:font-name-complex="Lohit Devanagari" style:font-size-complex="12pt" style:font-weight-complex="normal"/>
    </style:style>
    <style:style style:name="T77" style:family="text">
      <style:text-properties style:font-name="DejaVu Sans" fo:font-size="12pt" fo:font-weight="normal" officeooo:rsid="0070f9c8" style:font-name-asian="Noto Sans CJK SC" style:font-size-asian="12pt" style:font-weight-asian="normal" style:font-name-complex="Lohit Devanagari" style:font-size-complex="12pt" style:font-weight-complex="normal"/>
    </style:style>
    <style:style style:name="T78" style:family="text">
      <style:text-properties style:font-name="DejaVu Sans" fo:font-size="12pt" fo:font-weight="normal" officeooo:rsid="00742dcd" style:font-name-asian="Noto Sans CJK SC" style:font-size-asian="12pt" style:font-weight-asian="normal" style:font-name-complex="Lohit Devanagari" style:font-size-complex="12pt" style:font-weight-complex="normal"/>
    </style:style>
    <style:style style:name="T79" style:family="text">
      <style:text-properties style:font-name="DejaVu Sans" fo:font-size="12pt" fo:font-weight="normal" officeooo:rsid="0076b2c6" style:font-name-asian="Noto Sans CJK SC" style:font-size-asian="12pt" style:font-weight-asian="normal" style:font-name-complex="Lohit Devanagari" style:font-size-complex="12pt" style:font-weight-complex="normal"/>
    </style:style>
    <style:style style:name="T80" style:family="text">
      <style:text-properties style:font-name="DejaVu Sans" fo:font-size="12pt" fo:font-weight="normal" officeooo:rsid="007962ea" style:font-name-asian="Noto Sans CJK SC" style:font-size-asian="12pt" style:font-weight-asian="normal" style:font-name-complex="Lohit Devanagari" style:font-size-complex="12pt" style:font-weight-complex="normal"/>
    </style:style>
    <style:style style:name="T81" style:family="text">
      <style:text-properties style:font-name="DejaVu Sans" style:text-underline-style="solid" style:text-underline-width="auto" style:text-underline-color="font-color" fo:font-weight="normal" officeooo:rsid="00265bac" style:font-weight-asian="normal" style:font-weight-complex="normal"/>
    </style:style>
    <style:style style:name="T82" style:family="text">
      <style:text-properties style:font-name="DejaVu Sans" style:text-underline-style="solid" style:text-underline-width="auto" style:text-underline-color="font-color" fo:font-weight="normal" officeooo:rsid="00467a39" style:font-weight-asian="normal" style:font-weight-complex="normal"/>
    </style:style>
    <style:style style:name="T83" style:family="text">
      <style:text-properties style:font-name="DejaVu Sans" style:text-underline-style="solid" style:text-underline-width="auto" style:text-underline-color="font-color" fo:font-weight="normal" officeooo:rsid="004a1215" style:font-weight-asian="normal" style:font-weight-complex="normal"/>
    </style:style>
    <style:style style:name="T84" style:family="text">
      <style:text-properties style:font-name="DejaVu Sans" fo:font-size="16.1000003814697pt" fo:font-weight="bold" officeooo:rsid="006f49ff" style:font-name-asian="Noto Sans CJK SC" style:font-size-asian="16.1000003814697pt" style:font-weight-asian="bold" style:font-name-complex="Lohit Devanagari" style:font-size-complex="16.1000003814697pt" style:font-weight-complex="bold"/>
    </style:style>
    <style:style style:name="T85" style:family="text">
      <style:text-properties officeooo:rsid="001c930e"/>
    </style:style>
    <style:style style:name="T86" style:family="text">
      <style:text-properties officeooo:rsid="0022ede3"/>
    </style:style>
    <style:style style:name="T87" style:family="text">
      <style:text-properties officeooo:rsid="00268d0d"/>
    </style:style>
    <style:style style:name="T88" style:family="text">
      <style:text-properties officeooo:rsid="0037c916"/>
    </style:style>
    <style:style style:name="T89" style:family="text">
      <style:text-properties officeooo:rsid="00519e1b"/>
    </style:style>
    <style:style style:name="T90" style:family="text">
      <style:text-properties officeooo:rsid="0067f3e8"/>
    </style:style>
    <style:style style:name="T91" style:family="text">
      <style:text-properties officeooo:rsid="0069e372"/>
    </style:style>
    <style:style style:name="T92" style:family="text">
      <style:text-properties officeooo:rsid="00742dcd"/>
    </style:style>
    <style:style style:name="T93" style:family="text">
      <style:text-properties officeooo:rsid="0076b2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Kriptovalute za laike i početnike</text:p>
      <text:h text:style-name="P10" text:outline-level="2"/>
      <text:h text:style-name="P10" text:outline-level="2">Osnovni pojmovi</text:h>
      <text:p text:style-name="P1"/>
      <text:p text:style-name="P2">Adresa<text:span text:style-name="T1"> - adresa je ono što je u klasičnom bankarskom sustavu broj računa. Predstavlja se nizom znakova koji u crypto svijetu nisu samo brojevi nego i slova (iako i u klasičnom bankarskom sustavu IBAN ima slova, i dalje ga zovemo "broj" računa iako je prikladnije reći da je to adresa računa). Kod nekih kriptovaluta se adresa mijenja nakon svake transakcije, ali sve adrese i transakcije ostaju unutar jednog novčanika. Po izvršenju transakcije</text:span><text:span text:style-name="T5">,</text:span><text:span text:style-name="T1"> adresa se promijeni i </text:span><text:span text:style-name="T3">automatski se </text:span><text:span text:style-name="T1">napravi nova. Primjer takve kriptovalute su npr</text:span><text:span text:style-name="T4">.</text:span><text:span text:style-name="T1"> Bitcoin i Litecoin. Kod drugih vrsta kriptovaluta je adresa uvijek ista, kao u klasicnom bankarskom sustavu, primjeri takvih kriptovaluta su Ether i Waves.</text:span><text:span text:style-name="T2"> Adresa računa je niz znakova koji nekome morate poslati da biste primili sredstva na račun ili u suprotnom smjeru, znakovi koje vam netko mora poslati da biste mu prebacili sredstva sa svog računa na njegov.</text:span></text:p>
      <text:p text:style-name="P3"><text:span text:style-name="T2">A</text:span><text:span text:style-name="T1">dresa je svakako javni podatak, nju morate slati ljudima da biste primili sredstva. Ali ne morate nigdje objaviti javno podatak da je to vaša adresa tako da ona ostaje privatna ukoliko to želite, ne povezuje se nužno nigdje s vašim imenom i sustav ne mora imati vaše ime da bi funkcionirao. Niti ga igdje traži.</text:span></text:p>
      <text:p text:style-name="P16"/>
      <text:p text:style-name="P7"><text:span text:style-name="T7">Seed</text:span><text:span text:style-name="T17"> - seed je niz riječi od 12 do 24 riječi, a broj riječi ovisi o vrsti kriptovalute ili čak vrsti novčanika </text:span><text:span text:style-name="T18">unutar</text:span><text:span text:style-name="T17"> jedne kriptovalute. Npr. Bitcoin ima novčanike koji imaju seedove s različitim brojem riječi.</text:span><text:span text:style-name="T18"> Seed je u potpunosti privatni podatak. On je svojevrsni backup vašeg računa tj. ukoliko znate svoje seed riječi, vrlo lako možete upotrebljavati svoj novčanik s bilo kojeg računala spojenog na Internet. Na njega se mora jako paziti jer on omogućuje vlasniku da potroši novac s računa, s određene adrese.</text:span></text:p>
      <text:p text:style-name="P17">Dakle, kad se unese u novčanik (ili napravi novi prilikom izrade novog računa), seed u isto vrijeme prikazuje i sve transakcije koje su na adresi napravljene i omogućuje trošenje sredstava tj. slanje s računa.</text:p>
      <text:p text:style-name="P24">Uvijek dobro spremite svoj seed jer ste sami odgovorni za svoj račun i svoja sredstva <text:span text:style-name="T90">budući da u sustavu</text:span> nema centralne organizacije koja bi bila odgovorna. Nikad nikome ne pokazujte svoj seed, jedini validan razlog korištenja je backup i dodavanje u novi novčanik kojem vjerujete da je legitiman.<text:span text:style-name="T88"> Ukoliko izgubite seed, izgubit ćete pristup svom računu.</text:span></text:p>
      <text:p text:style-name="P17"><text:soft-page-break/></text:p>
      <text:p text:style-name="P6"><text:span text:style-name="T6">Blockchain</text:span><text:span text:style-name="T16"> - blockchain je revolucija koja pogoni svijet kriptovaluta. On je distribuirana baza podataka koja sama organizira svoju vlastitu infrastrukturu, bez upravljanja putem nekakve organizacije, udruge, tvrtke, države ili slično. Ona se organizira vrlo jednostavno</text:span><text:span text:style-name="T46">,</text:span><text:span text:style-name="T16"> teorijom igara. Naime, baza sama nagrađuje one koji održavaju njenu infrastrukturu tako što im predaje zaradu od transakcija i kroz njih distribuira nove apoene u opticaj.</text:span></text:p>
      <text:p text:style-name="P25"><text:span text:style-name="T19">Uz "brigu" za vlastitu infrastrukturu, blockchain je distribuirana baza</text:span><text:span text:style-name="T20">,</text:span><text:span text:style-name="T19"> na</text:span><text:span text:style-name="T20">lazi se</text:span><text:span text:style-name="T19"> </text:span><text:span text:style-name="T20">na </text:span><text:span text:style-name="T19">ra</text:span><text:span text:style-name="T20">č</text:span><text:span text:style-name="T19">unalima na Internetu </text:span><text:span text:style-name="T20">po cijelom svijetu </text:span><text:span text:style-name="T19">što znači da puno računala (servera) ima identičnu kopiju baz</text:span><text:span text:style-name="T20">e</text:span><text:span text:style-name="T19"> na sebi te ima ugrađene sigurnosne mehanizme koji osiguravaju da svi primjerci ostanu identični.</text:span></text:p>
      <text:p text:style-name="P25"><text:span text:style-name="T19"/></text:p>
      <text:p text:style-name="P27"><text:span text:style-name="T14">Teorija igara / Game theory</text:span><text:span text:style-name="T19"> - </text:span><text:span text:style-name="T29">teorija igara (game theory) je ekonomska znanstvena disciplina koju bismo najlakše mogli opisati kao "programiranje" ljudskog ponašanja u grupi. Na njoj se temelje sve kriptovalute i kroz nju "komuniciraju" sa vanjskim svijetom tj. koristeći nju</text:span><text:span text:style-name="T30">,</text:span><text:span text:style-name="T29"> program se "igra" s korisnicima tako što se oni "igraju" s njim i ta igra je primarno igra održavanja infrastrukture za </text:span><text:span text:style-name="T31">taj određeni</text:span><text:span text:style-name="T29"> program.</text:span></text:p>
      <text:p text:style-name="P29"><text:span text:style-name="T29">Najlakše ju je opisati jednostavnim primjerom. Ukoliko npr. program negdje omogući zaradu, iz ljudskog ponašanja unaprijed možemo znati da će ljudi rado napraviti nekakvu radnju</text:span><text:span text:style-name="T32">, jer </text:span><text:span text:style-name="T29">su za to plaćeni.</text:span></text:p>
      <text:p text:style-name="P29"><text:span text:style-name="T29">Tako kriptovalute same</text:span><text:span text:style-name="T32">,</text:span><text:span text:style-name="T29"> </text:span><text:span text:style-name="T32">u vidu </text:span><text:span text:style-name="T29">program</text:span><text:span text:style-name="T32">a</text:span><text:span text:style-name="T29"> nagrađuju ljude koji konfiguriraju i održavaju servere / mrežu računala na Internetu koja služi kao infrastruktura za kriptovalutu koja takvog administratora nagrađuje svojevrsnom "plaćom".</text:span></text:p>
      <text:p text:style-name="P25"><text:span text:style-name="T19"/></text:p>
      <text:p text:style-name="P26"><text:span text:style-name="T9">Novčanik</text:span><text:span text:style-name="T12"> / </text:span><text:span text:style-name="T13">W</text:span><text:span text:style-name="T12">allet</text:span><text:span text:style-name="T19"> - </text:span><text:span text:style-name="T22">novčanik je glavna aplikacija za korištenje određene kriptovalute. On je ono što je aplikacija za Internet </text:span><text:span text:style-name="T23">ili mobilno </text:span><text:span text:style-name="T22">bankarstvo kod klasičnog bankarskog sustava. Neki novčanici pod</text:span><text:span text:style-name="T24">r</text:span><text:span text:style-name="T22">žavaju samo jednu valutu, neki više njih, ali do sada još nema novčanika koji podržava baš sve kriptovalute</text:span><text:span text:style-name="T25"> (koliko je meni poznato</text:span><text:span text:style-name="T26">,</text:span><text:span text:style-name="T25"> op.a.)</text:span><text:span text:style-name="T22">.</text:span><text:span text:style-name="T27"> No</text:span><text:span text:style-name="T47">v</text:span><text:span text:style-name="T27">čanici često dolaze i s bankomatskim karticama koje se može koristiti na bankomatima i POS uređajima, kako u Hrvatskoj, tako i u inozemstvu.</text:span></text:p>
      <text:p text:style-name="P18"/>
      <text:p text:style-name="P30"><text:span text:style-name="T8">Povjerenje</text:span><text:span text:style-name="T21"> – </text:span><text:span text:style-name="T33">da bi kriptovalute funkcionirale, potrebna je još jedna komponenta. Naime, budući da se radi o distribuiranoj mreži i kopijama baze podataka</text:span><text:span text:style-name="T35"> koje kolektivno nemaju vlasnika (osim same aplikacije)</text:span><text:span text:style-name="T33">, kako smo opisali u opisu blockchaina, velik potencijalni problem se pojavljuje ukoliko netko želi lažirati transakcije i ukrasti nekom novac s računa na taj način.</text:span></text:p>
      <text:p text:style-name="P30"><text:span text:style-name="T34">Potrebno je samo napraviti vlastiti pozadinski server koji će lažirati podatke, čekati da neki od novčanika odabere baš taj server za svoj upit i transakcija će </text:span><text:soft-page-break/><text:span text:style-name="T34">lako biti lažirana.</text:span><text:span text:style-name="T35"> Zato je sistemu poput kriptovalute bilo potreno dodati i komponentu povjerenja. Nekakav način da se određenom serveru može vjerovati kako nema namjeru lažirati podatke i postoje dva osnovna principa kojima je to kod kriptovalua (i smart contracta) omogućeno.</text:span></text:p>
      <text:p text:style-name="P32"><text:span text:style-name="T36">Prvi je to učinio Bitcoin </text:span><text:span text:style-name="T81">Proof of Work (PoW)</text:span><text:span text:style-name="T21"> </text:span><text:span text:style-name="T36">principom. Naime, da bi nekakav server postao legitiman u Bitcoin mreži, on mora imati opterećen procesor, trošiti struju i na taj način dokazati da ulaže nešto, nekakvu vrijednost da bi mu se moglo vjerovati kako ima legitimne i dobre namjere za cijelu mrežu.</text:span><text:span text:style-name="T37"> To se jako brzo pokazalo kao ne baš optimalno rješenje jer je sustav počeo trošiti više struje nego neke velike države budući da je cijena Bitcoina jako narasla, a to dvoje je u direktnoj korelaciji.</text:span><text:span text:style-name="T38"> Zato je izmišljen Proof of Stake</text:span><text:span text:style-name="T41"> (PoS)</text:span><text:span text:style-name="T38"> princip.</text:span></text:p>
      <text:p text:style-name="P32"><text:span text:style-name="T82">P</text:span><text:span text:style-name="T81">roof of Stake (Po</text:span><text:span text:style-name="T83">S</text:span><text:span text:style-name="T81">)</text:span><text:span text:style-name="T21"> </text:span><text:span text:style-name="T38">princip preskače cijeli dio ulaganja rada za legitimizaciju i od samog uloga očekuje da bude nešto što već ima vrijednost, npr. neku od postojećih kriptovaluta. Dakle, da bi netko konfigurirao i održavao Waves server, on mora na tom serveru imati određenu vrijednost u samoj Waves kriptovaluti.</text:span></text:p>
      <text:p text:style-name="P28"><text:span text:style-name="T21"/></text:p>
      <text:p text:style-name="P31"><text:span text:style-name="T10">K</text:span><text:span text:style-name="T11">onfirmacije / Confirmations</text:span><text:span text:style-name="T28"> - </text:span><text:span text:style-name="T39">broj konfirmacija jako je bitan podatak koji se odnosi na transakciju sredstava kod kriptovaluta.</text:span><text:span text:style-name="T40"> Nakon što smo objasnili sve prošle pojmove, jako je lako objasniti konfirmacije. Naime, budući da se radi o distribuiranoj i decentraliziranoj mreži i bazi podataka, broj konfirmacija nam govori koliko je računala u mreži (servera / nodeova) upisalo određenu trasakciju u svoju kopiju baze podataka.</text:span></text:p>
      <text:p text:style-name="P33"><text:span text:style-name="T16">Što je veći broj konfirmacija, više možemo vjerovati da će transakciju biti nemoguće lažirati u zajedničkoj bazi podataka koja se kopira s jednog servera na drugi.</text:span></text:p>
      <text:p text:style-name="P31"><text:span text:style-name="T21"/></text:p>
      <text:p text:style-name="P34"><text:span text:style-name="T15">Rudarenje / Mining</text:span><text:span text:style-name="T28"> - </text:span><text:span text:style-name="T42">rudarenje nije ništa drugo nego rad programa kriptovalue na računalima umreženima putem Interneta. Oni rade po PoW ili PoS principima, dočekuju transakcije</text:span><text:span text:style-name="T45"> i</text:span><text:span text:style-name="T42"> upisuju ih u svoju kopiju baze podataka. U tom procesu ih se kod PoW principa nagrađuje i naknadom koju je korisnik platio radeći transakiju i novim apoenima kriptovalute. Odatle i izraz rudarenje jer u tom procesu zapravo nastaju novi apoeni tj. radi se lagana inflacija.</text:span></text:p>
      <text:p text:style-name="P34"><text:span text:style-name="T42">Kod PoS principa najčešće ne nastaju novi apoeni nego se administrator servera nagrađuje samo iz naknade za transakcij</text:span><text:span text:style-name="T43">u tako da tu pojam rudarenje u svom doslovnom smislu i nema potpunog smisla budući da ne nastaju novi apoeni, ali se sam pojam i dalje koristi kao takav</text:span><text:span text:style-name="T44"> (u takvim slučajevima se često koristi i pojam minting, op.a.)</text:span><text:span text:style-name="T43">.</text:span><text:span text:style-name="T21"><text:line-break/></text:span></text:p>
      <text:h text:style-name="P12" text:outline-level="2"><text:soft-page-break/><text:span text:style-name="T50">Š</text:span><text:span text:style-name="T48">to su smart contracti?</text:span></text:h>
      <text:p text:style-name="P19"/>
      <text:p text:style-name="P4"><text:span text:style-name="T85">K</text:span>ad pričamo o "crypto svijetu", obično pričamo o kriptovalutama i smart contractima.</text:p>
      <text:p text:style-name="P5">Kao što smo naveli u opisu blockchaina, on je distribuirana baza<text:span text:style-name="T87"> podataka</text:span> koja se nalazi na računalima diljem svijeta. Smart contract je pojednostavljeno rečeno program koji se zajedno s blockchain bazom<text:span text:style-name="T86"> podataka</text:span> nalazi na svim računalima diljem svijeta gdje i blockchain i koji u osnovi upisuje u tu bazu podatke i čita ih iz nje prema nekakvim pravilima.</text:p>
      <text:p text:style-name="P5">Kod kriptovaluta su to jednostavna i unaprijed predefinirana pravila, a smart contract vodi i ranije opisanu "brigu" o tome da svi podaci u svim bazama budu identični. Kod kriptovaluta je smart contract samo jednostavni program koji radi transakcije.</text:p>
      <text:p text:style-name="P8"><text:span text:style-name="T52">Me</text:span><text:span text:style-name="T53">đ</text:span><text:span text:style-name="T52">utim, smart contracti mogu biti i puno složeniji programi pa i kompletne distribuirane i decentralizirane aplikacije kakve danas poznajemo</text:span><text:span text:style-name="T57">,</text:span><text:span text:style-name="T52"> poput društvenih mreža, taxi aplikacija i slično.</text:span></text:p>
      <text:p text:style-name="P5">Te aplikacije imaju "u pozadini" servere tj računala na mreži koja rade stvarne zadaće dok je na našim mobitelima praktički samo korisničko sučelje te su stoga kod klas<text:span text:style-name="T91">i</text:span>čnih aplikacija ti serveri uvijek u posjedu nekakve organizacije - npr. tvrtke Facebook. Samim time, te tvrtke posjeduju i podatke.</text:p>
      <text:p text:style-name="P8"><text:span text:style-name="T52">Smart contracti omogućuju programsku samoodrživu </text:span><text:span text:style-name="T54">i automatiziranu </text:span><text:span text:style-name="T52">pozadinsku infrastrukturu za takve vrste aplikacija, a time i zaštitu naših podataka, to da te aplikacije rade za dobro</text:span><text:span text:style-name="T70">bit</text:span><text:span text:style-name="T52"> korisnika, a ne dioničara tvrtke</text:span><text:span text:style-name="T55">, isključivanje mogućnosti nadzora, prisluškivanja, cenzuriranja i slično</text:span><text:span text:style-name="T52">.</text:span></text:p>
      <text:p text:style-name="P48"><text:span text:style-name="T52">U</text:span><text:span text:style-name="T51"> sustavima u kojima je moguće pisati smart contracte, a da oni nisu predefinirani kao u slučajevima kriptovaluta, u njima je moguće napraviti i nove kriptovalute tj. podvalute. Primjer toga su Ethereum i Waves platform</text:span><text:span text:style-name="T56">e</text:span><text:span text:style-name="T51">. Na tim je platformama vrlo jednostavno napraviti svoju vlastitu kriptovalutu koja koristi infrastrukturu matične valute, ali ima vlastiti smart contract kao program koji s tom valutom barata.<text:line-break/></text:span></text:p>
      <text:h text:style-name="P13" text:outline-level="2"><text:soft-page-break/><text:span text:style-name="T84"/></text:h>
      <text:h text:style-name="P15" text:outline-level="2"><text:span text:style-name="T84">Vrste kriptovaluta i primjeri</text:span><text:span text:style-name="T49">?</text:span></text:h>
      <text:h text:style-name="P15" text:outline-level="2"><text:span text:style-name="T75"><text:line-break/>Kriptovalute i prateće ekosustave možemo podijeliti prema nekoliko različitih kriterija, po načinu ostvarivanja povjerenja dijele se na Proof of Work (PoW) i Proof of Stake (PoS), a prema namjeni mogu biti specifične, namijenjene samo jednom projektu ili ekosustavi za pisanje smart contracta tj. za stvaranje novih kriptovaluta unutar jedne matične</text:span><text:span text:style-name="T77">, a prema volatilnosti njihove vrijednosti na varijabilne i stabilne</text:span><text:span text:style-name="T75">. Ovdje ćemo navesti nekoliko za sve kombinacije:</text:span></text:h>
      <text:list xml:id="list835021968" text:style-name="L1">
        <text:list-item>
          <text:list>
            <text:list-item>
              <text:h text:style-name="P14" text:outline-level="2"><text:span text:style-name="T76">Bitcoin - najpoznatija Proof of Work (PoW) valuta generalne, ali specifične namjene - samo valuta</text:span><text:span text:style-name="T77"> varijabilne vrijednosti</text:span><text:span text:style-name="T76">. </text:span><text:span text:style-name="T79">Njega bismo vjerovatno mogli smatrati zlatom novog i pravednijeg monetarnog sustava.</text:span></text:h>
            </text:list-item>
            <text:list-item>
              <text:h text:style-name="P14" text:outline-level="2"><text:span text:style-name="T76">Litecoin - ista kombinacija </text:span><text:span text:style-name="T78">vrsta </text:span><text:span text:style-name="T76">kao Bitcoin.</text:span></text:h>
            </text:list-item>
            <text:list-item>
              <text:h text:style-name="P14" text:outline-level="2"><text:span text:style-name="T76">Ethereum - najpoznatija Proof of Work (PoW) kriptovaluta koja ima prateći ekosustav za pisanje smart contracta, dakle opće namjene.</text:span></text:h>
            </text:list-item>
            <text:list-item>
              <text:h text:style-name="P14" text:outline-level="2"><text:span text:style-name="T76">DAI - stablecoin "zakačen" na dolar u Ethereum ekosustavu.</text:span></text:h>
            </text:list-item>
            <text:list-item>
              <text:h text:style-name="P14" text:outline-level="2"><text:span text:style-name="T76">Waves - Proof of Stake (PoS) kriptovaluta koja također ima prateći ekosustav za pisanje smart contracta i time opće namjene.</text:span></text:h>
            </text:list-item>
            <text:list-item>
              <text:h text:style-name="P14" text:outline-level="2"><text:span text:style-name="T76">Neutrino dolar - stablecoin "zakačen" na dolar u Waves ekosustavu.</text:span></text:h>
            </text:list-item>
            <text:list-item>
              <text:h text:style-name="P14" text:outline-level="2"><text:span text:style-name="T76">Kriptokuna - stablecoin "zakačen" na kunu u Waves ekosustavu.</text:span><text:span text:style-name="T51"><text:line-break/></text:span></text:h>
            </text:list-item>
          </text:list>
        </text:list-item>
      </text:list>
      <text:h text:style-name="P11" text:outline-level="2">Kratka povijest kriptovaluta, smart contracta i "crypto svijeta"</text:h>
      <text:p text:style-name="P20"/>
      <text:p text:style-name="P22">Iako je Bitcoin kao prva uspješna kriptovaluta nastao 2008. godine, sama ideja je puno starija, nastala je 1994. godine definiranjem ideje smart contracta. Jer iako je smart contract kod kriptovalute vrlo jednostavan <text:span text:style-name="T89">distribuirani i decentralizirani </text:span>program, ipak je program koji je morao postojati da bi kriptovaluta bila moguća.</text:p>
      <text:p text:style-name="P35"><text:span text:style-name="T58">Znanstvenici, volonteri koji pišu aplikacije otvorenog koda i entuzijasti raznih vrsta, pogotovo entuzijasti za kriptografiju dugo su bili svjesni kako je koncept </text:span><text:span text:style-name="T60">kriptovalute kao elektroničkog novca koji pokreće i regulira sam sebe </text:span><text:span text:style-name="T58">bio moguć i puno su o njemu razgovarali i razrađivali ga dugi niz godina iako je u osnovi sam koncept jako jednostavan za programere.</text:span></text:p>
      <text:p text:style-name="P37"><text:soft-page-break/><text:span text:style-name="T58">3</text:span><text:span text:style-name="T59">1.10.2008. se pojavio hacktivist pod pseudonimom Satoshi Nakamoto koji je u online zajednice gore navedenih entuzijasta poslao link na "whitepaper" decentraliziranog elektroničkog novca. Whitepaper je u osnovi postavio kao tehničku dokumentaciju tog novog novca o kojem se dugo pričalo u tim krugovima, ali ga nitko do tada nije definirao tako egzaktno</text:span><text:span text:style-name="T61">, kratko, jednostavno</text:span><text:span text:style-name="T59"> i na jednom mjestu.</text:span></text:p>
      <text:p text:style-name="P37"><text:span text:style-name="T59">Nešto kasnije, 3.1.2009., Satoshi Nakamoto je objavio i prve verzije pripadnih programa (softwarea) te pokrenuo mrežu distribuiranih računala u koju je odmah uključio rane entuzijaste kao administratore, a sam</text:span><text:span text:style-name="T71"> programski</text:span><text:span text:style-name="T59"> kod tih programa je otvorio i omogućio kolegama uvid u njega i daljnji razvoj. Programi su se sastojali od dva dijela - onog koji ide na server i služi kao dio mreže - node, te onog koji se koristi kao korisničko sučelje</text:span><text:span text:style-name="T62"> (korisnička aplikacija)</text:span><text:span text:style-name="T59"> za baratanje tim novcem - novčanik.</text:span></text:p>
      <text:p text:style-name="P36"><text:span text:style-name="T51">Tom sustavu dao je ime Bitcoin i tako je rođena prva kriptovaluta u povijesti.</text:span></text:p>
      <text:p text:style-name="P38"><text:span text:style-name="T51">Uskoro je Internet preplavio ogroman broj sustava koji rade na sličnom principu, novih kriptovaluta koje zovemo altcoinovima</text:span><text:span text:style-name="T63">, ali Bitcoin je ostao najveći kao prvi kojem su ljudi vjerovali i koji nikad od svog nastanka nije uspješno hackiran tj. nisu uspješno lažirane transakcije.</text:span></text:p>
      <text:p text:style-name="P23">U prvih nekoliko godina korištenja Bitcoina i altcoina, programeri, entuzijasti i korisnici su primjetili kako novac nije jedino za što bi se ovakva neovisna, samoorganizirajuća i decentralizirana infrastruktura bez vlasnika mogla koristiti već da bi isti princip mogao biti primjenjen na gotovo sve postojeće aplikacije.</text:p>
      <text:p text:style-name="P39"><text:span text:style-name="T64">I tako je 2015. godine nastao Ethereum, sustav koji radi poput Bitcoina, ali omogućuje svojim programerskim korisnicima da sami definiraju bilo kakav smart contract - novu kriptovalutu ili čitav novi program kao pozadinsku mrežu računala za nekakvu aplikaciju koji će se brinuti sama za sebe, koristiti teoriju igara da sam</text:span><text:span text:style-name="T65">a</text:span><text:span text:style-name="T64"> održava svoju infrastrukturu bez potrebe za tvrtkom ili nekakvom dodatnom organizacijom za </text:span><text:span text:style-name="T66">obavljanje tog </text:span><text:span text:style-name="T64">posao, osim same aplikacije.</text:span></text:p>
      <text:p text:style-name="P40"><text:span text:style-name="T67">Kao što smo rekli, prve kriptovalute su koristile Proof of Work (PoW) princip koji kao dokaz dobre namjere u mreži koristi puno struje iako se radi o jednostavnim radnjama na računalima u mreži. Rastom svijeta kriptovaluta, to se pokazalo kao ozbiljan ekološki problem jer je puno kriptovaluta velike vrije</text:span><text:span text:style-name="T72">d</text:span><text:span text:style-name="T67">nosti počelo trošiti zajedno jako velike količine električne energije, a kao što smo ranije konstatirali, to je principijelno i u skladu s teorijom igara koja pokreće to sve bilo sasvim nepotrebno i tako se rodila ideja o Proof of Stake principu.</text:span></text:p>
      <text:p text:style-name="P41"><text:span text:style-name="T67">P</text:span><text:span text:style-name="T51">roof of Stake (PoS) je izbacio trošenje električne energije kao posrednika u dokazivanju računala u mreži kao računala kojem se može vjerovati i jednostavno uveo to da se dobra namjera dokazuje već postojećom vrijednošću, tako da se postojeća kriptovaluta mora držati u novčaniku vezanom za server i tako dokazati dobre namjere za mrežu.</text:span></text:p>
      <text:p text:style-name="P41"><text:soft-page-break/><text:span text:style-name="T51">Jer ako netko ima određenu vrijednost u nekoj kriptovaluti, za očekivati je da neće lažirati transakcije jer će time narušiti povjerenje u cijelu mrežu, a rezultat toga bi bio pad vrijednosti kriptovalute koju posjeduje i koju je povezao na server u mreži.</text:span><text:span text:style-name="T68"> Tako reći, "začarani krug".</text:span></text:p>
      <text:p text:style-name="P42"><text:span text:style-name="T68">P</text:span><text:span text:style-name="T51">roof of Stake je rezultirao i puno bržim i jeftinijim transakcijama.</text:span></text:p>
      <text:p text:style-name="P43"><text:span text:style-name="T51">U ovoj točki, kriptovalute su već bile čudo, svi su pričali o njima, svi su htjeli komadić zarade, htjeli su kupiti rano, čekati da cijena naraste i prodati skupo i svijet kriptovaluta je jednostavno uzavrio.</text:span></text:p>
      <text:p text:style-name="P43"><text:span text:style-name="T51">Ali i dalje kriptovalute nisu mogle parirati bankama, upravo zbog tog ogromnog interesa jer se pokazalo da potpuno otvoreno tržište eletroničkog novca omogućuje goleme i nagle fluktuacije u cijeni tj. vrijednosti tog novca. Pa je tako npr. jedan dan Bitcoin vrijedio 100 dolara, drugi dan 200, a treći 50. To je kriptovalute učinilo pogodnima za mešetarenje i zaradu na fluktuaciji cijene (kupi jeftino, prodaj skupo), čak i brzim i jednostavnim međunarodnim transakcijama između bilo koja dva subjekta bez uplitanja trećih strana.</text:span></text:p>
      <text:p text:style-name="P43"><text:span text:style-name="T51">A da bi se kriptovaluta koristila kao banka, potrebno je moći sigurno i dugoročno držati vrijednost u njoj i kako to učiniti ukoliko osoba ne može biti sigurna koliko će neka kriptovaluta vrijediti sutra, a kamo li za mjesec ili godinu? Tako se rodila ideja "stablecoina".</text:span></text:p>
      <text:p text:style-name="P44"><text:span text:style-name="T51">Stablecoin je kriptovaluta koja ima stabilnu vrijednost koja je najčešće "vezana" uz vrijednost neke od postojećih fiat ("normalnih") valuta, npr. dolara. Jedna od prvih je bila DAI, temeljena na Ethereum smart contractima. DAI je uz osnovne elemente kriptovalute i njenog jednostavnog smart contracta i jednostavne teorije igara imao i dodatne mehanizme, mehanizme koji osiguravaju da vrijednost valute prati vrijednost dolara, da 1 DAI uvijek bude 1$ i obrnuto.</text:span></text:p>
      <text:p text:style-name="P45"><text:span text:style-name="T51">Mehanizmi kojima to postiže su već izvan okvira ovog članka, ali jedan primjer je dosta jednostavan i jednostavno ga se može objasniti. Npr. ako cijena stabilne kriptovalute krene na otvorenim tržištima rasti iznad $1, smart contract tj. program kriptovalute će jednostavno početi raditi nove apoene po cijeni nižoj od $1 i time privući ljude da ulože manje od $1, naprave novi apoen i zatim ga prodaju na tržištima za cijenu veću od $1 i time ostvare zaradu</text:span><text:span text:style-name="T73"> dok u isto vrijeme vraćaju vrijednost valute na otvorenim tržištima na $1</text:span><text:span text:style-name="T51">. Ovo je također izvanredan primjer primjene teorije igara.</text:span></text:p>
      <text:p text:style-name="P46"><text:span text:style-name="T51">Pojavom stablecoinova, kriptovalute i smart contracti su konačno dosegli sve mogućnosti koje ima jedna banka, decentralizirano, samoorganiziraju</text:span><text:span text:style-name="T69">ć</text:span><text:span text:style-name="T51">e, samoodrživo, bez vlasnika i mogućnosti prevare ili kontrole i time je započela tiha revolucija kojoj danas svjedočimo - uzimanju kontrole nad valutama, novcem i bankama državama i kriminalnim</text:span><text:span text:style-name="T69"> međunarodnim</text:span><text:span text:style-name="T51"> bankarskim kartelima i pružanje monetarne neovisnosti i suvereniteta korisnicima monetarnih sustava, financijska sloboda koja je temelj svake druge slobode u svijetu u kojem trenutno živimo.</text:span></text:p>
      <text:p text:style-name="P47"><text:soft-page-break/><text:span text:style-name="T51">Pragmatic, 12.6.20</text:span><text:span text:style-name="T74">21</text:span><text:span text:style-name="T5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02:31:43.991457534</meta:creation-date>
    <dc:date>2021-06-12T23:06:46.307254770</dc:date>
    <meta:editing-duration>PT3H28M49S</meta:editing-duration>
    <meta:editing-cycles>99</meta:editing-cycles>
    <meta:generator>LibreOffice/6.4.7.2$Linux_X86_64 LibreOffice_project/40$Build-2</meta:generator>
    <meta:document-statistic meta:table-count="0" meta:image-count="0" meta:object-count="0" meta:page-count="8" meta:paragraph-count="58" meta:word-count="2647" meta:character-count="17235" meta:non-whitespace-character-count="14648"/>
  </office:meta>
</office:document-meta>
</file>